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roductos">
        <table:table-row>
          <table:table-cell office:value-type="string">
            <text:p>CODIGOARTICULO</text:p>
          </table:table-cell>
          <table:table-cell office:value-type="string">
            <text:p>SECCION</text:p>
          </table:table-cell>
          <table:table-cell office:value-type="string">
            <text:p>NOMBREARTICULO</text:p>
          </table:table-cell>
          <table:table-cell office:value-type="string">
            <text:p>PRECIO</text:p>
          </table:table-cell>
          <table:table-cell office:value-type="string">
            <text:p>FECHA</text:p>
          </table:table-cell>
          <table:table-cell office:value-type="string">
            <text:p>IMPORTADO</text:p>
          </table:table-cell>
          <table:table-cell office:value-type="string">
            <text:p>PAIS</text:p>
          </table:table-cell>
        </table:table-row>
        <table:table-row>
          <table:table-cell office:value-type="string">
            <text:p>AR01</text:p>
          </table:table-cell>
          <table:table-cell office:value-type="string">
            <text:p>FERRETERÍA</text:p>
          </table:table-cell>
          <table:table-cell office:value-type="string">
            <text:p>DESTORNILLADOR</text:p>
          </table:table-cell>
          <table:table-cell office:value-type="float" office:value="66.28">
            <text:p>66.28</text:p>
          </table:table-cell>
          <table:table-cell office:value-type="date" office:date-value="2000-10-22" table:style-name="DateCell">
            <text:p>2000-10-22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02</text:p>
          </table:table-cell>
          <table:table-cell office:value-type="string">
            <text:p>CONFECCIÓN</text:p>
          </table:table-cell>
          <table:table-cell office:value-type="string">
            <text:p>TRAJE CABALLERO</text:p>
          </table:table-cell>
          <table:table-cell office:value-type="float" office:value="284.57">
            <text:p>284.57</text:p>
          </table:table-cell>
          <table:table-cell office:value-type="date" office:date-value="2002-03-11" table:style-name="DateCell">
            <text:p>2002-03-11</text:p>
          </table:table-cell>
          <table:table-cell office:value-type="string">
            <text:p>VERDADERO</text:p>
          </table:table-cell>
          <table:table-cell office:value-type="string">
            <text:p>ITALIA</text:p>
          </table:table-cell>
        </table:table-row>
        <table:table-row>
          <table:table-cell office:value-type="string">
            <text:p>AR03</text:p>
          </table:table-cell>
          <table:table-cell office:value-type="string">
            <text:p>JUGUETERÍA</text:p>
          </table:table-cell>
          <table:table-cell office:value-type="string">
            <text:p>COCHE TELEDIRIGIDO</text:p>
          </table:table-cell>
          <table:table-cell office:value-type="float" office:value="159.44">
            <text:p>159.44</text:p>
          </table:table-cell>
          <table:table-cell office:value-type="date" office:date-value="2002-05-26" table:style-name="DateCell">
            <text:p>2002-05-26</text:p>
          </table:table-cell>
          <table:table-cell office:value-type="string">
            <text:p>VERDADERO</text:p>
          </table:table-cell>
          <table:table-cell office:value-type="string">
            <text:p>MARRUECOS</text:p>
          </table:table-cell>
        </table:table-row>
        <table:table-row>
          <table:table-cell office:value-type="string">
            <text:p>AR04</text:p>
          </table:table-cell>
          <table:table-cell office:value-type="string">
            <text:p>DEPORTES</text:p>
          </table:table-cell>
          <table:table-cell office:value-type="string">
            <text:p>RAQUETA TENIS</text:p>
          </table:table-cell>
          <table:table-cell office:value-type="float" office:value="93.46">
            <text:p>93.46</text:p>
          </table:table-cell>
          <table:table-cell office:value-type="date" office:date-value="2000-03-20" table:style-name="DateCell">
            <text:p>2000-03-20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06</text:p>
          </table:table-cell>
          <table:table-cell office:value-type="string">
            <text:p>DEPORTES</text:p>
          </table:table-cell>
          <table:table-cell office:value-type="string">
            <text:p>MANCUERNAS</text:p>
          </table:table-cell>
          <table:table-cell office:value-type="float" office:value="60.00">
            <text:p>60.00</text:p>
          </table:table-cell>
          <table:table-cell office:value-type="date" office:date-value="2000-09-13" table:style-name="DateCell">
            <text:p>2000-09-13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07</text:p>
          </table:table-cell>
          <table:table-cell office:value-type="string">
            <text:p>CONFECCIÓN</text:p>
          </table:table-cell>
          <table:table-cell office:value-type="string">
            <text:p>SERRUCHO</text:p>
          </table:table-cell>
          <table:table-cell office:value-type="float" office:value="30.25">
            <text:p>30.25</text:p>
          </table:table-cell>
          <table:table-cell office:value-type="date" office:date-value="2001-03-23" table:style-name="DateCell">
            <text:p>2001-03-23</text:p>
          </table:table-cell>
          <table:table-cell office:value-type="string">
            <text:p>VERDADERO</text:p>
          </table:table-cell>
          <table:table-cell office:value-type="string">
            <text:p>FRANCIA</text:p>
          </table:table-cell>
        </table:table-row>
        <table:table-row>
          <table:table-cell office:value-type="string">
            <text:p>AR08</text:p>
          </table:table-cell>
          <table:table-cell office:value-type="string">
            <text:p>JUGUETERÍA</text:p>
          </table:table-cell>
          <table:table-cell office:value-type="string">
            <text:p>CORREPASILLOS</text:p>
          </table:table-cell>
          <table:table-cell office:value-type="float" office:value="133.56">
            <text:p>133.56</text:p>
          </table:table-cell>
          <table:table-cell office:value-type="date" office:date-value="2000-04-11" table:style-name="DateCell">
            <text:p>2000-04-11</text:p>
          </table:table-cell>
          <table:table-cell office:value-type="string">
            <text:p>VERDADERO</text:p>
          </table:table-cell>
          <table:table-cell office:value-type="string">
            <text:p>JAPÓN</text:p>
          </table:table-cell>
        </table:table-row>
        <table:table-row>
          <table:table-cell office:value-type="string">
            <text:p>AR09</text:p>
          </table:table-cell>
          <table:table-cell office:value-type="string">
            <text:p>CONFECCIÓN</text:p>
          </table:table-cell>
          <table:table-cell office:value-type="string">
            <text:p>PANTALÓN SENYORA</text:p>
          </table:table-cell>
          <table:table-cell office:value-type="float" office:value="74.31">
            <text:p>74.31</text:p>
          </table:table-cell>
          <table:table-cell office:value-type="date" office:date-value="2000-01-10" table:style-name="DateCell">
            <text:p>2000-01-10</text:p>
          </table:table-cell>
          <table:table-cell office:value-type="string">
            <text:p>VERDADERO</text:p>
          </table:table-cell>
          <table:table-cell office:value-type="string">
            <text:p>MARRUECOS</text:p>
          </table:table-cell>
        </table:table-row>
        <table:table-row>
          <table:table-cell office:value-type="string">
            <text:p>AR10</text:p>
          </table:table-cell>
          <table:table-cell office:value-type="string">
            <text:p>JUGUETERÍA</text:p>
          </table:table-cell>
          <table:table-cell office:value-type="string">
            <text:p>CONSOLA VIDEO</text:p>
          </table:table-cell>
          <table:table-cell office:value-type="float" office:value="425.44">
            <text:p>425.44</text:p>
          </table:table-cell>
          <table:table-cell office:value-type="date" office:date-value="2002-09-24" table:style-name="DateCell">
            <text:p>2002-09-24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11</text:p>
          </table:table-cell>
          <table:table-cell office:value-type="string">
            <text:p>CERÁMICA</text:p>
          </table:table-cell>
          <table:table-cell office:value-type="string">
            <text:p>TUBOS</text:p>
          </table:table-cell>
          <table:table-cell office:value-type="float" office:value="16.84">
            <text:p>16.84</text:p>
          </table:table-cell>
          <table:table-cell office:value-type="date" office:date-value="2000-02-04" table:style-name="DateCell">
            <text:p>2000-02-04</text:p>
          </table:table-cell>
          <table:table-cell office:value-type="string">
            <text:p>VERDADERO</text:p>
          </table:table-cell>
          <table:table-cell office:value-type="string">
            <text:p>CHINA</text:p>
          </table:table-cell>
        </table:table-row>
        <table:table-row>
          <table:table-cell office:value-type="string">
            <text:p>AR12</text:p>
          </table:table-cell>
          <table:table-cell office:value-type="string">
            <text:p>FERRETERÍA</text:p>
          </table:table-cell>
          <table:table-cell office:value-type="string">
            <text:p>LLAVE INGLESA</text:p>
          </table:table-cell>
          <table:table-cell office:value-type="float" office:value="24.86">
            <text:p>24.86</text:p>
          </table:table-cell>
          <table:table-cell office:value-type="date" office:date-value="2001-05-23" table:style-name="DateCell">
            <text:p>2001-05-23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13</text:p>
          </table:table-cell>
          <table:table-cell office:value-type="string">
            <text:p>CONFECCIÓN</text:p>
          </table:table-cell>
          <table:table-cell office:value-type="string">
            <text:p>CAMISA CABALLERO</text:p>
          </table:table-cell>
          <table:table-cell office:value-type="float" office:value="67.06">
            <text:p>67.06</text:p>
          </table:table-cell>
          <table:table-cell office:value-type="date" office:date-value="2002-08-11" table:style-name="DateCell">
            <text:p>2002-08-11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14</text:p>
          </table:table-cell>
          <table:table-cell office:value-type="string">
            <text:p>JUGUETERÍA</text:p>
          </table:table-cell>
          <table:table-cell office:value-type="string">
            <text:p>TREN ELÉCTRICO</text:p>
          </table:table-cell>
          <table:table-cell office:value-type="float" office:value="150.66">
            <text:p>150.66</text:p>
          </table:table-cell>
          <table:table-cell office:value-type="date" office:date-value="2001-07-03" table:style-name="DateCell">
            <text:p>2001-07-03</text:p>
          </table:table-cell>
          <table:table-cell office:value-type="string">
            <text:p>VERDADERO</text:p>
          </table:table-cell>
          <table:table-cell office:value-type="string">
            <text:p>JAPÓN</text:p>
          </table:table-cell>
        </table:table-row>
        <table:table-row>
          <table:table-cell office:value-type="string">
            <text:p>AR15</text:p>
          </table:table-cell>
          <table:table-cell office:value-type="string">
            <text:p>CERÁMICA</text:p>
          </table:table-cell>
          <table:table-cell office:value-type="string">
            <text:p>PLATO DECORATIVO</text:p>
          </table:table-cell>
          <table:table-cell office:value-type="float" office:value="54.11">
            <text:p>54.11</text:p>
          </table:table-cell>
          <table:table-cell office:value-type="date" office:date-value="2000-06-07" table:style-name="DateCell">
            <text:p>2000-06-07</text:p>
          </table:table-cell>
          <table:table-cell office:value-type="string">
            <text:p>VERDADERO</text:p>
          </table:table-cell>
          <table:table-cell office:value-type="string">
            <text:p>CHINA</text:p>
          </table:table-cell>
        </table:table-row>
        <table:table-row>
          <table:table-cell office:value-type="string">
            <text:p>AR16</text:p>
          </table:table-cell>
          <table:table-cell office:value-type="string">
            <text:p>FERRETERÍA</text:p>
          </table:table-cell>
          <table:table-cell office:value-type="string">
            <text:p>ALICATES</text:p>
          </table:table-cell>
          <table:table-cell office:value-type="float" office:value="67.62">
            <text:p>67.62</text:p>
          </table:table-cell>
          <table:table-cell office:value-type="date" office:date-value="2000-04-17" table:style-name="DateCell">
            <text:p>2000-04-17</text:p>
          </table:table-cell>
          <table:table-cell office:value-type="string">
            <text:p>VERDADERO</text:p>
          </table:table-cell>
          <table:table-cell office:value-type="string">
            <text:p>ITALIA</text:p>
          </table:table-cell>
        </table:table-row>
        <table:table-row>
          <table:table-cell office:value-type="string">
            <text:p>AR17</text:p>
          </table:table-cell>
          <table:table-cell office:value-type="string">
            <text:p>JUGUETERÍA</text:p>
          </table:table-cell>
          <table:table-cell office:value-type="string">
            <text:p>MUNYECA ANDADORA</text:p>
          </table:table-cell>
          <table:table-cell office:value-type="float" office:value="105.93">
            <text:p>105.93</text:p>
          </table:table-cell>
          <table:table-cell office:value-type="date" office:date-value="2001-01-04" table:style-name="DateCell">
            <text:p>2001-01-04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18</text:p>
          </table:table-cell>
          <table:table-cell office:value-type="string">
            <text:p>DEPORTES</text:p>
          </table:table-cell>
          <table:table-cell office:value-type="string">
            <text:p>PISTOLA OLÍMPICA</text:p>
          </table:table-cell>
          <table:table-cell office:value-type="float" office:value="467.47">
            <text:p>467.47</text:p>
          </table:table-cell>
          <table:table-cell office:value-type="date" office:date-value="2001-02-02" table:style-name="DateCell">
            <text:p>2001-02-02</text:p>
          </table:table-cell>
          <table:table-cell office:value-type="string">
            <text:p>VERDADERO</text:p>
          </table:table-cell>
          <table:table-cell office:value-type="string">
            <text:p>SUECIA</text:p>
          </table:table-cell>
        </table:table-row>
        <table:table-row>
          <table:table-cell office:value-type="string">
            <text:p>AR19</text:p>
          </table:table-cell>
          <table:table-cell office:value-type="string">
            <text:p>CONFECCIÓN</text:p>
          </table:table-cell>
          <table:table-cell office:value-type="string">
            <text:p>BLUSA SRA.</text:p>
          </table:table-cell>
          <table:table-cell office:value-type="float" office:value="101.66">
            <text:p>101.66</text:p>
          </table:table-cell>
          <table:table-cell office:value-type="date" office:date-value="2000-03-18" table:style-name="DateCell">
            <text:p>2000-03-18</text:p>
          </table:table-cell>
          <table:table-cell office:value-type="string">
            <text:p>VERDADERO</text:p>
          </table:table-cell>
          <table:table-cell office:value-type="string">
            <text:p>CHINA</text:p>
          </table:table-cell>
        </table:table-row>
        <table:table-row>
          <table:table-cell office:value-type="string">
            <text:p>AR20</text:p>
          </table:table-cell>
          <table:table-cell office:value-type="string">
            <text:p>CERÁMICA</text:p>
          </table:table-cell>
          <table:table-cell office:value-type="string">
            <text:p>JUEGO DE TE</text:p>
          </table:table-cell>
          <table:table-cell office:value-type="float" office:value="432.28">
            <text:p>432.28</text:p>
          </table:table-cell>
          <table:table-cell office:value-type="date" office:date-value="2001-01-15" table:style-name="DateCell">
            <text:p>2001-01-15</text:p>
          </table:table-cell>
          <table:table-cell office:value-type="string">
            <text:p>VERDADERO</text:p>
          </table:table-cell>
          <table:table-cell office:value-type="string">
            <text:p>CHINA</text:p>
          </table:table-cell>
        </table:table-row>
        <table:table-row>
          <table:table-cell office:value-type="string">
            <text:p>AR21</text:p>
          </table:table-cell>
          <table:table-cell office:value-type="string">
            <text:p>CERÁMICA</text:p>
          </table:table-cell>
          <table:table-cell office:value-type="string">
            <text:p>CENICERO</text:p>
          </table:table-cell>
          <table:table-cell office:value-type="float" office:value="19.68">
            <text:p>19.68</text:p>
          </table:table-cell>
          <table:table-cell office:value-type="date" office:date-value="2001-07-02" table:style-name="DateCell">
            <text:p>2001-07-02</text:p>
          </table:table-cell>
          <table:table-cell office:value-type="string">
            <text:p>VERDADERO</text:p>
          </table:table-cell>
          <table:table-cell office:value-type="string">
            <text:p>JAPÓN</text:p>
          </table:table-cell>
        </table:table-row>
        <table:table-row>
          <table:table-cell office:value-type="string">
            <text:p>AR22</text:p>
          </table:table-cell>
          <table:table-cell office:value-type="string">
            <text:p>FERRETERÍA</text:p>
          </table:table-cell>
          <table:table-cell office:value-type="string">
            <text:p>MARTILLO</text:p>
          </table:table-cell>
          <table:table-cell office:value-type="float" office:value="11.52">
            <text:p>11.52</text:p>
          </table:table-cell>
          <table:table-cell office:value-type="date" office:date-value="2001-09-04" table:style-name="DateCell">
            <text:p>2001-09-04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23</text:p>
          </table:table-cell>
          <table:table-cell office:value-type="string">
            <text:p>CONFECCIÓN</text:p>
          </table:table-cell>
          <table:table-cell office:value-type="string">
            <text:p>CAZADORA PIEL</text:p>
          </table:table-cell>
          <table:table-cell office:value-type="float" office:value="52.93">
            <text:p>52.93</text:p>
          </table:table-cell>
          <table:table-cell office:value-type="date" office:date-value="2001-07-10" table:style-name="DateCell">
            <text:p>2001-07-10</text:p>
          </table:table-cell>
          <table:table-cell office:value-type="string">
            <text:p>VERDADERO</text:p>
          </table:table-cell>
          <table:table-cell office:value-type="string">
            <text:p>ITALIA</text:p>
          </table:table-cell>
        </table:table-row>
        <table:table-row>
          <table:table-cell office:value-type="string">
            <text:p>AR24</text:p>
          </table:table-cell>
          <table:table-cell office:value-type="string">
            <text:p>DEPORTES</text:p>
          </table:table-cell>
          <table:table-cell office:value-type="string">
            <text:p>BALÓN RUGBY</text:p>
          </table:table-cell>
          <table:table-cell office:value-type="float" office:value="11.44">
            <text:p>11.44</text:p>
          </table:table-cell>
          <table:table-cell office:value-type="date" office:date-value="2000-11-11" table:style-name="DateCell">
            <text:p>2000-11-11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25</text:p>
          </table:table-cell>
          <table:table-cell office:value-type="string">
            <text:p>DEPORTES</text:p>
          </table:table-cell>
          <table:table-cell office:value-type="string">
            <text:p>BALÓN BALONCESTO</text:p>
          </table:table-cell>
          <table:table-cell office:value-type="float" office:value="75.31">
            <text:p>75.31</text:p>
          </table:table-cell>
          <table:table-cell office:value-type="date" office:date-value="2001-06-25" table:style-name="DateCell">
            <text:p>2001-06-25</text:p>
          </table:table-cell>
          <table:table-cell office:value-type="string">
            <text:p>VERDADERO</text:p>
          </table:table-cell>
          <table:table-cell office:value-type="string">
            <text:p>JAPÓN</text:p>
          </table:table-cell>
        </table:table-row>
        <table:table-row>
          <table:table-cell office:value-type="string">
            <text:p>AR26</text:p>
          </table:table-cell>
          <table:table-cell office:value-type="string">
            <text:p>JUGUETERÍA</text:p>
          </table:table-cell>
          <table:table-cell office:value-type="string">
            <text:p>FUERTE DE SOLDADOS</text:p>
          </table:table-cell>
          <table:table-cell office:value-type="float" office:value="143.02">
            <text:p>143.02</text:p>
          </table:table-cell>
          <table:table-cell office:value-type="date" office:date-value="2000-11-25" table:style-name="DateCell">
            <text:p>2000-11-25</text:p>
          </table:table-cell>
          <table:table-cell office:value-type="string">
            <text:p>VERDADERO</text:p>
          </table:table-cell>
          <table:table-cell office:value-type="string">
            <text:p>JAPÓN</text:p>
          </table:table-cell>
        </table:table-row>
        <table:table-row>
          <table:table-cell office:value-type="string">
            <text:p>AR27</text:p>
          </table:table-cell>
          <table:table-cell office:value-type="string">
            <text:p>CONFECCIÓN</text:p>
          </table:table-cell>
          <table:table-cell office:value-type="string">
            <text:p>ABRIGO CABALLERO</text:p>
          </table:table-cell>
          <table:table-cell office:value-type="float" office:value="500.00">
            <text:p>500.00</text:p>
          </table:table-cell>
          <table:table-cell office:value-type="date" office:date-value="2002-04-05" table:style-name="DateCell">
            <text:p>2002-04-05</text:p>
          </table:table-cell>
          <table:table-cell office:value-type="string">
            <text:p>VERDADERO</text:p>
          </table:table-cell>
          <table:table-cell office:value-type="string">
            <text:p>ITALIA</text:p>
          </table:table-cell>
        </table:table-row>
        <table:table-row>
          <table:table-cell office:value-type="string">
            <text:p>AR28</text:p>
          </table:table-cell>
          <table:table-cell office:value-type="string">
            <text:p>DEPORTES</text:p>
          </table:table-cell>
          <table:table-cell office:value-type="string">
            <text:p>BALÓN FÚTBOL</text:p>
          </table:table-cell>
          <table:table-cell office:value-type="float" office:value="43.47">
            <text:p>43.47</text:p>
          </table:table-cell>
          <table:table-cell office:value-type="date" office:date-value="2002-07-04" table:style-name="DateCell">
            <text:p>2002-07-04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29</text:p>
          </table:table-cell>
          <table:table-cell office:value-type="string">
            <text:p>CONFECCIÓN</text:p>
          </table:table-cell>
          <table:table-cell office:value-type="string">
            <text:p>ABRIGO SRA</text:p>
          </table:table-cell>
          <table:table-cell office:value-type="float" office:value="360.36">
            <text:p>360.36</text:p>
          </table:table-cell>
          <table:table-cell office:value-type="date" office:date-value="2001-05-03" table:style-name="DateCell">
            <text:p>2001-05-03</text:p>
          </table:table-cell>
          <table:table-cell office:value-type="string">
            <text:p>VERDADERO</text:p>
          </table:table-cell>
          <table:table-cell office:value-type="string">
            <text:p>MARRUECOS</text:p>
          </table:table-cell>
        </table:table-row>
        <table:table-row>
          <table:table-cell office:value-type="string">
            <text:p>AR30</text:p>
          </table:table-cell>
          <table:table-cell office:value-type="string">
            <text:p>FERRETERÍA</text:p>
          </table:table-cell>
          <table:table-cell office:value-type="string">
            <text:p>DESTORNILLADOR</text:p>
          </table:table-cell>
          <table:table-cell office:value-type="float" office:value="9.84">
            <text:p>9.84</text:p>
          </table:table-cell>
          <table:table-cell office:value-type="date" office:date-value="2002-02-20" table:style-name="DateCell">
            <text:p>2002-02-20</text:p>
          </table:table-cell>
          <table:table-cell office:value-type="string">
            <text:p>VERDADERO</text:p>
          </table:table-cell>
          <table:table-cell office:value-type="string">
            <text:p>FRANCIA</text:p>
          </table:table-cell>
        </table:table-row>
        <table:table-row>
          <table:table-cell office:value-type="string">
            <text:p>AR31</text:p>
          </table:table-cell>
          <table:table-cell office:value-type="string">
            <text:p>JUGUETERÍA</text:p>
          </table:table-cell>
          <table:table-cell office:value-type="string">
            <text:p>PISTOLA CON SONIDOS</text:p>
          </table:table-cell>
          <table:table-cell office:value-type="float" office:value="57.25">
            <text:p>57.25</text:p>
          </table:table-cell>
          <table:table-cell office:value-type="date" office:date-value="2001-04-15" table:style-name="DateCell">
            <text:p>2001-04-15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32</text:p>
          </table:table-cell>
          <table:table-cell office:value-type="string">
            <text:p>DEPORTES</text:p>
          </table:table-cell>
          <table:table-cell office:value-type="string">
            <text:p>CRONÓMETRO</text:p>
          </table:table-cell>
          <table:table-cell office:value-type="float" office:value="43.64">
            <text:p>43.64</text:p>
          </table:table-cell>
          <table:table-cell office:value-type="date" office:date-value="2002-01-03" table:style-name="DateCell">
            <text:p>2002-01-03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33</text:p>
          </table:table-cell>
          <table:table-cell office:value-type="string">
            <text:p>CERÁMICA</text:p>
          </table:table-cell>
          <table:table-cell office:value-type="string">
            <text:p>MACETA</text:p>
          </table:table-cell>
          <table:table-cell office:value-type="float" office:value="29.34">
            <text:p>29.34</text:p>
          </table:table-cell>
          <table:table-cell office:value-type="date" office:date-value="2000-02-23" table:style-name="DateCell">
            <text:p>2000-02-23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34</text:p>
          </table:table-cell>
          <table:table-cell office:value-type="string">
            <text:p>OFICINA</text:p>
          </table:table-cell>
          <table:table-cell office:value-type="string">
            <text:p>PIE DE LÁMPARA</text:p>
          </table:table-cell>
          <table:table-cell office:value-type="float" office:value="39.06">
            <text:p>39.06</text:p>
          </table:table-cell>
          <table:table-cell office:value-type="date" office:date-value="2001-05-27" table:style-name="DateCell">
            <text:p>2001-05-27</text:p>
          </table:table-cell>
          <table:table-cell office:value-type="string">
            <text:p>VERDADERO</text:p>
          </table:table-cell>
          <table:table-cell office:value-type="string">
            <text:p>TURQUÍA</text:p>
          </table:table-cell>
        </table:table-row>
        <table:table-row>
          <table:table-cell office:value-type="string">
            <text:p>AR35</text:p>
          </table:table-cell>
          <table:table-cell office:value-type="string">
            <text:p>FERRETERÍA</text:p>
          </table:table-cell>
          <table:table-cell office:value-type="string">
            <text:p>LIMA GRANDE</text:p>
          </table:table-cell>
          <table:table-cell office:value-type="float" office:value="22.92">
            <text:p>22.92</text:p>
          </table:table-cell>
          <table:table-cell office:value-type="date" office:date-value="2002-08-10" table:style-name="DateCell">
            <text:p>2002-08-10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36</text:p>
          </table:table-cell>
          <table:table-cell office:value-type="string">
            <text:p>FERRETERÍA</text:p>
          </table:table-cell>
          <table:table-cell office:value-type="string">
            <text:p>JUEGO DE BROCAS</text:p>
          </table:table-cell>
          <table:table-cell office:value-type="float" office:value="15.95">
            <text:p>15.95</text:p>
          </table:table-cell>
          <table:table-cell office:value-type="date" office:date-value="2002-07-04" table:style-name="DateCell">
            <text:p>2002-07-04</text:p>
          </table:table-cell>
          <table:table-cell office:value-type="string">
            <text:p>VERDADERO</text:p>
          </table:table-cell>
          <table:table-cell office:value-type="string">
            <text:p>TAIWÁN</text:p>
          </table:table-cell>
        </table:table-row>
        <table:table-row>
          <table:table-cell office:value-type="string">
            <text:p>AR37</text:p>
          </table:table-cell>
          <table:table-cell office:value-type="string">
            <text:p>CONFECCIÓN</text:p>
          </table:table-cell>
          <table:table-cell office:value-type="string">
            <text:p>CINTURÓN DE PIEL</text:p>
          </table:table-cell>
          <table:table-cell office:value-type="float" office:value="43.73">
            <text:p>43.73</text:p>
          </table:table-cell>
          <table:table-cell office:value-type="date" office:date-value="2002-05-12" table:style-name="DateCell">
            <text:p>2002-05-12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38</text:p>
          </table:table-cell>
          <table:table-cell office:value-type="string">
            <text:p>DEPORTES</text:p>
          </table:table-cell>
          <table:table-cell office:value-type="string">
            <text:p>CANYA DE PESCA</text:p>
          </table:table-cell>
          <table:table-cell office:value-type="float" office:value="270.00">
            <text:p>270.00</text:p>
          </table:table-cell>
          <table:table-cell office:value-type="date" office:date-value="2000-02-14" table:style-name="DateCell">
            <text:p>2000-02-14</text:p>
          </table:table-cell>
          <table:table-cell office:value-type="string">
            <text:p>VERDADERO</text:p>
          </table:table-cell>
          <table:table-cell office:value-type="string">
            <text:p>USA</text:p>
          </table:table-cell>
        </table:table-row>
        <table:table-row>
          <table:table-cell office:value-type="string">
            <text:p>AR39</text:p>
          </table:table-cell>
          <table:table-cell office:value-type="string">
            <text:p>CERÁMICA</text:p>
          </table:table-cell>
          <table:table-cell office:value-type="string">
            <text:p>JARRA CHINA</text:p>
          </table:table-cell>
          <table:table-cell office:value-type="float" office:value="127.04">
            <text:p>127.04</text:p>
          </table:table-cell>
          <table:table-cell office:value-type="date" office:date-value="2002-09-02" table:style-name="DateCell">
            <text:p>2002-09-02</text:p>
          </table:table-cell>
          <table:table-cell office:value-type="string">
            <text:p>VERDADERO</text:p>
          </table:table-cell>
          <table:table-cell office:value-type="string">
            <text:p>CHINA</text:p>
          </table:table-cell>
        </table:table-row>
        <table:table-row>
          <table:table-cell office:value-type="string">
            <text:p>AR40</text:p>
          </table:table-cell>
          <table:table-cell office:value-type="string">
            <text:p>DEPORTES</text:p>
          </table:table-cell>
          <table:table-cell office:value-type="string">
            <text:p>BOTA ALPINISMO</text:p>
          </table:table-cell>
          <table:table-cell office:value-type="float" office:value="144.00">
            <text:p>144.00</text:p>
          </table:table-cell>
          <table:table-cell office:value-type="date" office:date-value="2002-05-05" table:style-name="DateCell">
            <text:p>2002-05-05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  <table:table-row>
          <table:table-cell office:value-type="string">
            <text:p>AR41</text:p>
          </table:table-cell>
          <table:table-cell office:value-type="string">
            <text:p>DEPORTES</text:p>
          </table:table-cell>
          <table:table-cell office:value-type="string">
            <text:p>PALAS DE PING PONG</text:p>
          </table:table-cell>
          <table:table-cell office:value-type="float" office:value="21.60">
            <text:p>21.60</text:p>
          </table:table-cell>
          <table:table-cell office:value-type="date" office:date-value="2002-02-02" table:style-name="DateCell">
            <text:p>2002-02-02</text:p>
          </table:table-cell>
          <table:table-cell office:value-type="string">
            <text:p>FALSO</text:p>
          </table:table-cell>
          <table:table-cell office:value-type="string">
            <text:p>ESPANYA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9-24T11:03:29</meta:creation-date>
  </office:meta>
</office:document-meta>
</file>